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uration.isTransi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.getDeprec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.addOther( Configuration [ ] allConfigs , Visibility visibility , Set config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figuration.Configuration( String name , Visibility visibility , String description , String [ ] ext , boolean transitive , String deprecate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Visibilit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.replaceWildcards( ModuleDescriptor m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onfiguration.getExte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.equals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figuration.getVisibil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sibility.getVisibility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figuration.Configurati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sibility.Visibil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